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882cm" fo:margin-left="-0.191cm" table:align="left" style:writing-mode="lr-tb"/>
    </style:style>
    <style:style style:name="Таблица1.A" style:family="table-column">
      <style:table-column-properties style:column-width="8.44cm"/>
    </style:style>
    <style:style style:name="Таблица1.B" style:family="table-column">
      <style:table-column-properties style:column-width="8.44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line-height="0.406cm" fo:text-align="justify" style:justify-single-word="false" fo:orphans="0" fo:widows="0" style:text-autospace="none"/>
      <style:text-properties fo:font-size="10.5pt" style:font-size-asian="10.5pt" style:font-size-complex="10.5pt"/>
    </style:style>
    <style:style style:name="P2" style:family="paragraph" style:parent-style-name="Standard">
      <style:paragraph-properties fo:margin-left="0.533cm" fo:margin-right="0.034cm" fo:line-height="0.406cm" fo:text-align="justify" style:justify-single-word="false" fo:orphans="0" fo:widows="0" fo:text-indent="0cm" style:auto-text-indent="false" style:text-autospace="none"/>
      <style:text-properties fo:font-size="10.5pt" style:font-size-asian="10.5pt" style:font-size-complex="10.5pt"/>
    </style:style>
    <style:style style:name="P3" style:family="paragraph" style:parent-style-name="Обычный_20__28_веб_29_">
      <style:paragraph-properties fo:margin-top="0cm" fo:margin-bottom="0cm" fo:text-align="justify" style:justify-single-word="false"/>
      <style:text-properties fo:font-size="10.5pt" style:font-size-asian="10.5pt" style:font-size-complex="10.5pt"/>
    </style:style>
    <style:style style:name="P4" style:family="paragraph" style:parent-style-name="Обычный_20__28_веб_29_">
      <style:paragraph-properties fo:margin-top="0cm" fo:margin-bottom="0cm" fo:text-align="justify" style:justify-single-word="false"/>
      <style:text-properties fo:font-size="10.5pt" fo:font-weight="bold" style:font-size-asian="10.5pt" style:font-weight-asian="bold" style:font-size-complex="10.5pt"/>
    </style:style>
    <style:style style:name="P5" style:family="paragraph" style:parent-style-name="Обычный_20__28_веб_29_">
      <style:paragraph-properties fo:margin-top="0cm" fo:margin-bottom="0cm" fo:text-align="center" style:justify-single-word="false"/>
      <style:text-properties fo:font-size="10.5pt" fo:font-weight="bold" style:font-size-asian="10.5pt" style:font-weight-asian="bold" style:font-size-complex="10.5pt"/>
    </style:style>
    <style:style style:name="P6" style:family="paragraph" style:parent-style-name="Обычный_20__28_веб_29_">
      <style:paragraph-properties fo:margin-top="0cm" fo:margin-bottom="0cm" fo:text-align="center" style:justify-single-word="false" style:snap-to-layout-grid="false"/>
      <style:text-properties fo:font-size="10.5pt" fo:font-weight="bold" style:font-size-asian="10.5pt" style:font-weight-asian="bold" style:font-size-complex="10.5pt"/>
    </style:style>
    <style:style style:name="P7" style:family="paragraph" style:parent-style-name="Обычный_20__28_веб_29_">
      <style:paragraph-properties fo:margin-top="0cm" fo:margin-bottom="0cm" fo:text-align="justify" style:justify-single-word="false"/>
      <style:text-properties fo:font-size="10.5pt" fo:font-style="italic" style:font-size-asian="10.5pt" style:font-style-asian="italic" style:font-size-complex="10.5pt"/>
    </style:style>
    <style:style style:name="P8" style:family="paragraph" style:parent-style-name="Обычный_20__28_веб_29_">
      <style:paragraph-properties fo:margin-left="1.27cm" fo:margin-right="0cm" fo:margin-top="0cm" fo:margin-bottom="0cm" fo:text-align="justify" style:justify-single-word="false" fo:text-indent="0cm" style:auto-text-indent="false"/>
      <style:text-properties fo:font-size="10.5pt" style:font-size-asian="10.5pt" style:font-size-complex="10.5pt"/>
    </style:style>
    <style:style style:name="P9" style:family="paragraph" style:parent-style-name="Обычный_20__28_веб_29_">
      <style:paragraph-properties fo:margin-left="0.318cm" fo:margin-right="0cm" fo:margin-top="0cm" fo:margin-bottom="0cm" fo:text-align="justify" style:justify-single-word="false" fo:text-indent="0cm" style:auto-text-indent="false"/>
      <style:text-properties fo:font-size="10.5pt" style:font-size-asian="10.5pt" style:font-size-complex="10.5pt"/>
    </style:style>
    <style:style style:name="P10" style:family="paragraph" style:parent-style-name="Обычный_20__28_веб_29_">
      <style:paragraph-properties fo:margin-left="0.635cm" fo:margin-right="0cm" fo:margin-top="0cm" fo:margin-bottom="0cm" fo:text-align="justify" style:justify-single-word="false" fo:text-indent="0cm" style:auto-text-indent="false"/>
      <style:text-properties fo:font-size="10.5pt" style:font-size-asian="10.5pt" style:font-size-complex="10.5pt"/>
    </style:style>
    <style:style style:name="P11" style:family="paragraph" style:parent-style-name="Standard">
      <style:paragraph-properties fo:line-height="0.684cm" fo:text-align="justify" style:justify-single-word="false" fo:orphans="0" fo:widows="0" style:text-autospace="none"/>
      <style:text-properties fo:font-size="10.5pt" style:font-size-asian="10.5pt" style:font-size-complex="10.5pt"/>
    </style:style>
    <style:style style:name="P12" style:family="paragraph" style:parent-style-name="Обычный_20__28_веб_29_" style:master-page-name="Standard">
      <style:paragraph-properties fo:margin-top="0cm" fo:margin-bottom="0cm" fo:text-align="center" style:justify-single-word="false" style:page-number="auto"/>
      <style:text-properties fo:font-size="10.5pt" fo:font-weight="bold" style:font-size-asian="10.5pt" style:font-weight-asian="bold" style:font-size-complex="10.5pt"/>
    </style:style>
    <style:style style:name="P13" style:family="paragraph" style:parent-style-name="Обычный_20__28_веб_29_">
      <style:paragraph-properties fo:margin-top="0cm" fo:margin-bottom="0cm"/>
      <style:text-properties fo:font-size="10.5pt" style:font-size-asian="10.5pt" style:font-size-complex="10.5pt"/>
    </style:style>
    <style:style style:name="P14" style:family="paragraph" style:parent-style-name="Обычный_20__28_веб_29_">
      <style:paragraph-properties fo:margin-top="0cm" fo:margin-bottom="0cm" fo:text-align="justify" style:justify-single-word="false"/>
      <style:text-properties fo:font-size="10.5pt" style:font-size-asian="10.5pt" style:font-size-complex="10.5pt"/>
    </style:style>
    <style:style style:name="P15" style:family="paragraph" style:parent-style-name="Обычный_20__28_веб_29_" style:list-style-name="WW8Num5">
      <style:paragraph-properties fo:margin-top="0cm" fo:margin-bottom="0cm" fo:text-align="justify" style:justify-single-word="false"/>
      <style:text-properties fo:font-size="10.5pt" style:font-size-asian="10.5pt" style:font-size-complex="10.5pt"/>
    </style:style>
    <style:style style:name="P16" style:family="paragraph" style:parent-style-name="Обычный_20__28_веб_29_" style:list-style-name="WW8Num3">
      <style:paragraph-properties fo:margin-top="0cm" fo:margin-bottom="0cm" fo:text-align="justify" style:justify-single-word="false"/>
      <style:text-properties fo:font-size="10.5pt" style:font-size-asian="10.5pt" style:font-size-complex="10.5pt"/>
    </style:style>
    <style:style style:name="P17" style:family="paragraph" style:parent-style-name="Обычный_20__28_веб_29_" style:list-style-name="WW8Num1">
      <style:paragraph-properties fo:margin-top="0cm" fo:margin-bottom="0cm" fo:text-align="justify" style:justify-single-word="false"/>
      <style:text-properties fo:font-size="10.5pt" style:font-size-asian="10.5pt" style:font-size-complex="10.5pt"/>
    </style:style>
    <style:style style:name="P18" style:family="paragraph" style:parent-style-name="Обычный_20__28_веб_29_" style:list-style-name="WW8Num10">
      <style:paragraph-properties fo:margin-top="0cm" fo:margin-bottom="0cm" fo:text-align="justify" style:justify-single-word="false"/>
      <style:text-properties fo:font-size="10.5pt" style:font-size-asian="10.5pt" style:font-size-complex="10.5pt"/>
    </style:style>
    <style:style style:name="P19" style:family="paragraph" style:parent-style-name="Обычный_20__28_веб_29_" style:list-style-name="WW8Num11">
      <style:paragraph-properties fo:margin-top="0cm" fo:margin-bottom="0cm" fo:text-align="justify" style:justify-single-word="false"/>
      <style:text-properties fo:font-size="10.5pt" style:font-size-asian="10.5pt" style:font-size-complex="10.5pt"/>
    </style:style>
    <style:style style:name="P20" style:family="paragraph" style:parent-style-name="Обычный_20__28_веб_29_" style:list-style-name="WW8Num12">
      <style:paragraph-properties fo:margin-top="0cm" fo:margin-bottom="0cm" fo:text-align="justify" style:justify-single-word="false"/>
      <style:text-properties fo:font-size="10.5pt" style:font-size-asian="10.5pt" style:font-size-complex="10.5pt"/>
    </style:style>
    <style:style style:name="P21" style:family="paragraph" style:parent-style-name="Обычный_20__28_веб_29_" style:list-style-name="WW8Num7">
      <style:paragraph-properties fo:margin-top="0cm" fo:margin-bottom="0cm" fo:text-align="justify" style:justify-single-word="false"/>
      <style:text-properties fo:font-size="10.5pt" style:font-size-asian="10.5pt" style:font-size-complex="10.5pt"/>
    </style:style>
    <style:style style:name="P22" style:family="paragraph" style:parent-style-name="Обычный_20__28_веб_29_" style:list-style-name="WW8Num5">
      <style:paragraph-properties fo:margin-top="0cm" fo:margin-bottom="0cm" fo:text-align="justify" style:justify-single-word="false"/>
      <style:text-properties fo:font-size="10.5pt" fo:font-weight="bold" style:font-size-asian="10.5pt" style:font-weight-asian="bold" style:font-size-complex="10.5pt"/>
    </style:style>
    <style:style style:name="P23" style:family="paragraph" style:parent-style-name="Обычный_20__28_веб_29_" style:list-style-name="WW8Num5">
      <style:paragraph-properties fo:margin-top="0cm" fo:margin-bottom="0cm" fo:text-align="justify" style:justify-single-word="false"/>
      <style:text-properties fo:font-size="10.5pt" style:text-underline-style="solid" style:text-underline-width="auto" style:text-underline-color="font-color" style:font-size-asian="10.5pt" style:font-size-complex="10.5pt"/>
    </style:style>
    <style:style style:name="P24" style:family="paragraph" style:parent-style-name="Обычный_20__28_веб_29_">
      <style:paragraph-properties fo:margin-top="0cm" fo:margin-bottom="0cm"/>
      <style:text-properties fo:font-size="10.5pt" fo:font-style="italic" style:font-size-asian="10.5pt" style:font-style-asian="italic" style:font-size-complex="10.5pt"/>
    </style:style>
    <style:style style:name="P25" style:family="paragraph" style:parent-style-name="Обычный_20__28_веб_29_" style:list-style-name="WW8Num5">
      <style:paragraph-properties fo:margin-top="0cm" fo:margin-bottom="0cm" fo:text-align="justify" style:justify-single-word="false"/>
    </style:style>
    <style:style style:name="P26" style:family="paragraph" style:parent-style-name="Обычный_20__28_веб_29_">
      <style:paragraph-properties fo:margin-left="0cm" fo:margin-right="0cm" fo:margin-top="0cm" fo:margin-bottom="0cm" fo:text-align="justify" style:justify-single-word="false" fo:text-indent="1.249cm" style:auto-text-indent="false"/>
      <style:text-properties fo:font-size="10.5pt" style:font-size-asian="10.5pt" style:font-size-complex="10.5pt"/>
    </style:style>
    <style:style style:name="P27" style:family="paragraph" style:parent-style-name="Обычный_20__28_веб_29_" style:list-style-name="WW8Num5">
      <style:paragraph-properties fo:margin-left="0.635cm" fo:margin-right="0cm" fo:margin-top="0cm" fo:margin-bottom="0cm" fo:text-align="justify" style:justify-single-word="false" fo:text-indent="-0.762cm" style:auto-text-indent="false"/>
    </style:style>
    <style:style style:name="T1" style:family="text">
      <style:text-properties fo:font-size="10.5pt" fo:font-weight="bold" style:font-size-asian="10.5pt" style:font-weight-asian="bold" style:font-size-complex="10.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style:text-underline-style="solid" style:text-underline-width="auto" style:text-underline-color="font-color" style:font-size-asian="10.5pt" style:font-size-complex="10.5pt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est" text:name="test"/>
      </text:user-field-decls>
      <text:p text:style-name="P12">ДОГОВОР НА ПРОХОЖДЕНИЕ СТАЖИРОВКИ</text:p>
      <text:p text:style-name="P3"/>
      <text:p text:style-name="P3">г.Бишкек<text:tab/><text:variable-set text:name="title" office:value-type="string">Тестовый заголовок</text:variable-set> <text:s text:c="86"/><text:tab/> <text:s text:c="11"/>«15» сентября 2014 г. </text:p>
      <text:p text:style-name="P1"><text:s text:c="12"/></text:p>
      <text:p text:style-name="P26">Открытое Акционерное Общество «Дос-Кредобанк», (далее Банк), именуемое в дальнейшем «Работодатель», в лице и.о.Председателя Правления Бапа уулу Кубанычбека, действующего на основании доверенности от 28 марта 2014 года № 101, с одной стороны, и _______________________________________________________________________________________</text:p>
      <text:p text:style-name="P3">паспорт серии_______________, выдан____________от______________, проживающий(ая) по адресу: _________________________________________________________ именуемый(ая) в дальнейшем «Стажер», с другой стороны, вместе именуемые в дальнейшем «Стороны», <text:s/>заключили настоящий договор на прохождение стажировки (далее по тексту «Договор»), о нижеследующем. </text:p>
      <text:p text:style-name="P3"/>
      <text:list xml:id="list31456184" text:style-name="WW8Num5">
        <text:list-item>
          <text:p text:style-name="P22">Предмет договора</text:p>
        </text:list-item>
      </text:list>
      <text:p text:style-name="P4"/>
      <text:list xml:id="list31551249" text:continue-numbering="true" text:style-name="WW8Num5">
        <text:list-item>
          <text:list>
            <text:list-item>
              <text:p text:style-name="P27"><text:span text:style-name="T2">Банк принимает </text:span><text:span text:style-name="T1">стажера кредитного отдела Банка.</text:span></text:p>
            </text:list-item>
            <text:list-item>
              <text:p text:style-name="P15">Настоящий Договор <text:s/>заключен на определенный срок:</text:p>
            </text:list-item>
          </text:list>
        </text:list-item>
      </text:list>
      <text:p text:style-name="P11">с «15» сентября 2014 г. по «15» ноября 2014 г.</text:p>
      <text:list xml:id="list31561903" text:continue-numbering="true" text:style-name="WW8Num5">
        <text:list-item>
          <text:list>
            <text:list-item>
              <text:p text:style-name="P15">Заключение настоящего Договора не означает принятие Стажера на работу в Банк и по окончании стажировки Банк не гарантирует Стажеру трудоустройство.</text:p>
            </text:list-item>
            <text:list-item>
              <text:p text:style-name="P15">Банк не производит оплату труда Стажеру.</text:p>
            </text:list-item>
            <text:list-item>
              <text:p text:style-name="P15">Стажер производит оплату в Банк на основании внутренних локальных документов.</text:p>
            </text:list-item>
          </text:list>
        </text:list-item>
      </text:list>
      <text:p text:style-name="P3"/>
      <text:list xml:id="list31551812" text:continue-numbering="true" text:style-name="WW8Num5">
        <text:list-item>
          <text:p text:style-name="P22">Права и обязанности Сторон</text:p>
          <text:list>
            <text:list-item>
              <text:p text:style-name="P25"><text:span text:style-name="T3">Стажер обязуется</text:span><text:span text:style-name="T2">:</text:span></text:p>
              <text:list>
                <text:list-item>
                  <text:p text:style-name="P15">Добросовестно, качественно и своевременно выполнять поручения и задания, определенные и порученные ему начальником структурного подразделения в соответствии с внутренними нормативно­-правовыми актами.</text:p>
                </text:list-item>
                <text:list-item>
                  <text:p text:style-name="P15">Соблюдать Правила внутреннего трудового распорядка Банка, трудовую дисциплину в соответствии с действующим законодательством Кыргызской Республики и внутренними нормативными документами Банка.</text:p>
                </text:list-item>
                <text:list-item>
                  <text:p text:style-name="P15">Не разглашать сведения, составляющие коммерческую и банковскую тайну Банка.</text:p>
                </text:list-item>
                <text:list-item>
                  <text:p text:style-name="P15">Бережно относиться к имуществу Банка и заботиться о его сохранности.</text:p>
                </text:list-item>
                <text:list-item>
                  <text:p text:style-name="P15">Правильно и по назначению использовать переданное ему для работы оборудование, приборы, материалы, канцелярские принадлежности и т.д.</text:p>
                </text:list-item>
              </text:list>
            </text:list-item>
          </text:list>
        </text:list-item>
      </text:list>
      <text:p text:style-name="P8"/>
      <text:list xml:id="list31562277" text:continue-numbering="true" text:style-name="WW8Num5">
        <text:list-item>
          <text:list>
            <text:list-item>
              <text:p text:style-name="P25"><text:span text:style-name="T3">Стажер вправе</text:span><text:span text:style-name="T2">:</text:span></text:p>
              <text:list>
                <text:list-item>
                  <text:p text:style-name="P15">Требовать от Банка:</text:p>
                </text:list-item>
              </text:list>
            </text:list-item>
          </text:list>
        </text:list-item>
      </text:list>
      <text:list xml:id="list31457552" text:style-name="WW8Num3">
        <text:list-item>
          <text:list>
            <text:list-item>
              <text:list>
                <text:list-item>
                  <text:list>
                    <text:list-item>
                      <text:p text:style-name="P16">создания условий труда в соответствии с действующим законодательством Кыргызской Республики.</text:p>
                    </text:list-item>
                  </text:list>
                </text:list-item>
              </text:list>
            </text:list-item>
          </text:list>
        </text:list-item>
      </text:list>
      <text:list xml:id="list31465076" text:style-name="WW8Num1">
        <text:list-item>
          <text:list>
            <text:list-item>
              <text:list>
                <text:list-item>
                  <text:list>
                    <text:list-item>
                      <text:p text:style-name="P17">обеспечения<text:tab/>необходимым<text:tab/>оборудованием,<text:tab/>приборами,<text:tab/>материалами,<text:tab/>канцелярскими принадлежностями и т.д.</text:p>
                    </text:list-item>
                  </text:list>
                </text:list-item>
              </text:list>
            </text:list-item>
          </text:list>
        </text:list-item>
      </text:list>
      <text:list xml:id="list31461853" text:style-name="WW8Num10">
        <text:list-item>
          <text:list>
            <text:list-item>
              <text:list>
                <text:list-item>
                  <text:list>
                    <text:list-item>
                      <text:p text:style-name="P18">добросовестного выполнения условий настоящего Договора.</text:p>
                    </text:list-item>
                  </text:list>
                </text:list-item>
              </text:list>
            </text:list-item>
          </text:list>
        </text:list-item>
      </text:list>
      <text:list xml:id="list31534803" text:continue-list="list31562277" text:style-name="WW8Num5">
        <text:list-item>
          <text:list>
            <text:list-item>
              <text:list>
                <text:list-item>
                  <text:p text:style-name="P15">В случае возникновения на рабочем месте Стажера обстоятельств, угрожающих его жизни или здоровью, Стажер вправе отказаться от выполнения Поручений и заданий до устранения Банком этих обстоятельств.</text:p>
                </text:list-item>
                <text:list-item>
                  <text:p text:style-name="P15">Расторгнуть настоящий Договор по своей инициативе в соответствии с разделом 5 настоящего Договора</text:p>
                </text:list-item>
              </text:list>
            </text:list-item>
          </text:list>
        </text:list-item>
      </text:list>
      <text:p text:style-name="P8"/>
      <text:list xml:id="list31558984" text:continue-numbering="true" text:style-name="WW8Num5">
        <text:list-item>
          <text:list>
            <text:list-item>
              <text:p text:style-name="P23">Банк обязуется:</text:p>
              <text:list>
                <text:list-item>
                  <text:p text:style-name="P15">Обеспечить Стажеру необходимые условия, достаточные для прохождения качественной стажировки (материалами, оборудованием, канцелярскими принадлежностями, поручением и заданием) в соответствии со специальностью и квалификацией Стажера.</text:p>
                </text:list-item>
                <text:list-item>
                  <text:p text:style-name="P15">Ознакомить Стажера с внутренними нормативными документами Банка, регламентирующими внутренний трудовой распорядок, трудовую дисциплину и с перечнем сведений, составляющих коммерческую и банковскую тайну Банка.</text:p>
                </text:list-item>
                <text:list-item>
                  <text:p text:style-name="P15"><text:soft-page-break/>Соблюдать требования действующего законодательства Кыргызской Республики и условий настоящего Договора.</text:p>
                </text:list-item>
              </text:list>
            </text:list-item>
          </text:list>
        </text:list-item>
      </text:list>
      <text:p text:style-name="P9"/>
      <text:list xml:id="list31554840" text:continue-numbering="true" text:style-name="WW8Num5">
        <text:list-item>
          <text:list>
            <text:list-item>
              <text:p text:style-name="P23">Банк вправе:</text:p>
            </text:list-item>
          </text:list>
        </text:list-item>
      </text:list>
      <text:list xml:id="list31445166" text:style-name="WW8Num11">
        <text:list-item>
          <text:p text:style-name="P19">Поручить Стажеру в выходные и праздничные дни выполнение Поручений и заданий в связи с производственной необходимостью с письменного согласия Стажера.</text:p>
        </text:list-item>
      </text:list>
      <text:list xml:id="list31462862" text:style-name="WW8Num12">
        <text:list-item>
          <text:p text:style-name="P20">Требовать от Стажера добросовестного, качественного и своевременного выполнения Поручений и заданий.</text:p>
        </text:list-item>
      </text:list>
      <text:list xml:id="list31455424" text:style-name="WW8Num7">
        <text:list-item>
          <text:p text:style-name="P21">Расторгнуть настоящий Договор по своей инициативе в соответствии с разделом 5 настоящего Договора.</text:p>
        </text:list-item>
      </text:list>
      <text:p text:style-name="P8"/>
      <text:list xml:id="list31533582" text:continue-list="list31554840" text:style-name="WW8Num5">
        <text:list-item>
          <text:p text:style-name="P22">Рабочее время и время отдыха</text:p>
          <text:list>
            <text:list-item>
              <text:p text:style-name="P15">Стажеру устанавливается пятидневная рабочая неделя с двумя выходными днями.</text:p>
            </text:list-item>
          </text:list>
        </text:list-item>
      </text:list>
      <text:p text:style-name="P10"/>
      <text:list xml:id="list31560754" text:continue-numbering="true" text:style-name="WW8Num5">
        <text:list-item>
          <text:p text:style-name="P22">Ответственность Сторон</text:p>
          <text:list>
            <text:list-item>
              <text:p text:style-name="P15">3а нарушение Стажером трудовой дисциплины Банк вправе применить дисциплинарные взыскания, согласно действующему законодательству Кыргызской Республики и внутренними нормативными документами Банка.</text:p>
            </text:list-item>
            <text:list-item>
              <text:p text:style-name="P15">3а неисполнение или не надлежащее исполнение условий настоящего Договора Стороны несут ответственность в соответствии с действующим законодательством Кыргызской Республики.</text:p>
            </text:list-item>
            <text:list-item>
              <text:p text:style-name="P15">3а материальный ущерб, причиненный Банку по вине Стажера, Стажер несет материальную ответственность в соответствии с действующим законодательством Кыргызской Республики.</text:p>
            </text:list-item>
          </text:list>
        </text:list-item>
      </text:list>
      <text:p text:style-name="P10"/>
      <text:list xml:id="list31559723" text:continue-numbering="true" text:style-name="WW8Num5">
        <text:list-item>
          <text:p text:style-name="P22">Изменение и прекращение Договора</text:p>
          <text:list>
            <text:list-item>
              <text:p text:style-name="P15">Настоящий Договор может быть изменен по соглашению Сторон в любое время.</text:p>
            </text:list-item>
            <text:list-item>
              <text:p text:style-name="P15">Настоящий Договор может быть прекращен по соглашению Сторон в любое время.</text:p>
            </text:list-item>
            <text:list-item>
              <text:p text:style-name="P15">Настоящий Договор может быть прекращен досрочно в одностороннем порядке по инициативе Стажера, с предупреждением об этом Банк письменно за 14 (четырнадцать)) календарных дней и по инициативе Банка в случаях, предусмотренных трудовым законодательством Кыргызской Республики.</text:p>
            </text:list-item>
            <text:list-item>
              <text:p text:style-name="P15">Настоящий Договор может быть прекращен досрочно в одностороннем порядке по инициативе Банка:</text:p>
              <text:list>
                <text:list-item>
                  <text:p text:style-name="P15">за разглашение Стажером сведений составляющих коммерческую и банковскую тайну Банка;</text:p>
                </text:list-item>
                <text:list-item>
                  <text:p text:style-name="P15">в случаях, предусмотренных трудовым законодательством Кыргызской Республики.</text:p>
                </text:list-item>
              </text:list>
            </text:list-item>
            <text:list-item>
              <text:p text:style-name="P15">Споры, возникшие между Сторонами Договора, в случае невозможности разрешения их путем переговоров, разрешаются в соответствии с законодательством Кыргызской Республики.</text:p>
            </text:list-item>
            <text:list-item>
              <text:p text:style-name="P15">Во всем остальном,<text:tab/>не отрегулированным<text:tab/>настоящим Договором, стороны<text:tab/>руководствуются действующим законодательством Кыргызской Республики.</text:p>
            </text:list-item>
            <text:list-item>
              <text:p text:style-name="P15">Настоящий Договор вступает в силу с момента его подписания Сторонами.</text:p>
            </text:list-item>
            <text:list-item>
              <text:p text:style-name="P15">Договор составлен в 2-х экземплярах, по одному экземпляру каждой Стороне.</text:p>
            </text:list-item>
          </text:list>
        </text:list-item>
      </text:list>
      <text:p text:style-name="P10"/>
      <text:list xml:id="list31556809" text:continue-numbering="true" text:style-name="WW8Num5">
        <text:list-item>
          <text:p text:style-name="P22">Реквизиты сторон.</text:p>
        </text:list-item>
      </text:list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Банк</text:p>
            <text:p text:style-name="P3">И.о.Председателя Правления </text:p>
            <text:p text:style-name="P3">ОАО «Дос-Кредобанк»</text:p>
            <text:p text:style-name="P3"/>
            <text:p text:style-name="P3"/>
            <text:p text:style-name="P3"/>
            <text:p text:style-name="P3"/>
            <text:p text:style-name="P13">_____________________________ К. Бапа уулу</text:p>
            <text:p text:style-name="P24"><text:s text:c="16"/>подпись</text:p>
            <text:p text:style-name="P4">М.П.</text:p>
          </table:table-cell>
          <table:table-cell table:style-name="Таблица1.A1" office:value-type="string">
            <text:p text:style-name="P6">Стажер</text:p>
            <text:p text:style-name="P5"/>
            <text:p text:style-name="P3">ФИО ________________________________</text:p>
            <text:p text:style-name="P3">_____________________________________</text:p>
            <text:p text:style-name="P3">Паспорт № ___________________________,</text:p>
            <text:p text:style-name="P3">Выдан _______________, от _____________,</text:p>
            <text:p text:style-name="P3">Проживающий(ая) по адресу: ____________</text:p>
            <text:p text:style-name="P3">______________________________________</text:p>
            <text:p text:style-name="P3">______________________________________</text:p>
            <text:p text:style-name="P7"><text:s text:c="23"/>подпись, ф.и.о.</text:p>
            <text:p text:style-name="P3"/>
          </table:table-cell>
        </table:table-row>
      </table:table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fo:font-style="normal" style:text-underline-style="none" fo:font-weight="bold" style:font-size-asian="12pt" style:font-style-asian="normal" style:font-weight-asian="bold"/>
    </style:style>
    <style:style style:name="WW8Num1z1" style:family="text">
      <style:text-properties fo:font-weight="bold" style:font-weight-asian="bold"/>
    </style:style>
    <style:style style:name="WW8Num1z3" style:family="text">
      <style:text-properties style:font-name="Symbol" fo:font-size="12pt" fo:font-style="normal" style:text-underline-style="none" fo:font-weight="bold" style:font-size-asian="12pt" style:font-style-asian="normal" style:font-weight-asian="bold"/>
    </style:style>
    <style:style style:name="WW8Num3z0" style:family="text">
      <style:text-properties fo:font-size="12pt" fo:font-style="normal" style:text-underline-style="none" fo:font-weight="bold" style:font-size-asian="12pt" style:font-style-asian="normal" style:font-weight-asian="bold"/>
    </style:style>
    <style:style style:name="WW8Num3z1" style:family="text">
      <style:text-properties fo:font-weight="bold" style:font-weight-asian="bold"/>
    </style:style>
    <style:style style:name="WW8Num3z3" style:family="text">
      <style:text-properties style:font-name="Symbol" fo:font-size="12pt" fo:font-style="normal" style:text-underline-style="none" fo:font-weight="bold" style:font-size-asian="12pt" style:font-style-asian="normal" style:font-weight-asian="bold"/>
    </style:style>
    <style:style style:name="WW8Num5z0" style:family="text">
      <style:text-properties fo:font-size="10.5pt" fo:font-style="normal" style:text-underline-style="none" fo:font-weight="bold" style:font-size-asian="10.5pt" style:font-style-asian="normal" style:font-weight-asian="bold" style:font-size-complex="10.5pt"/>
    </style:style>
    <style:style style:name="WW8Num5z1" style:family="text">
      <style:text-properties fo:font-weight="bold" style:font-weight-asian="bold"/>
    </style:style>
    <style:style style:name="WW8Num7z0" style:family="text">
      <style:text-properties style:font-name="Symbol" fo:font-size="12pt" fo:font-style="normal" style:text-underline-style="none" fo:font-weight="bold" style:font-size-asian="12pt" style:font-style-asian="normal" style:font-weight-asian="bold"/>
    </style:style>
    <style:style style:name="WW8Num7z1" style:family="text">
      <style:text-properties fo:font-weight="bold" style:font-weight-asian="bold"/>
    </style:style>
    <style:style style:name="WW8Num7z2" style:family="text">
      <style:text-properties fo:font-size="12pt" fo:font-style="normal" style:text-underline-style="none" fo:font-weight="bold" style:font-size-asian="12pt" style:font-style-asian="normal" style:font-weight-asian="bold"/>
    </style:style>
    <style:style style:name="WW8Num9z0" style:family="text">
      <style:text-properties fo:font-size="12pt" fo:font-style="normal" style:text-underline-style="none" fo:font-weight="bold" style:font-size-asian="12pt" style:font-style-asian="normal" style:font-weight-asian="bold"/>
    </style:style>
    <style:style style:name="WW8Num9z1" style:family="text">
      <style:text-properties fo:font-weight="bold" style:font-weight-asian="bold"/>
    </style:style>
    <style:style style:name="WW8Num9z2" style:family="text">
      <style:text-properties style:font-name="Symbol" fo:font-size="12pt" fo:font-style="normal" style:text-underline-style="none" fo:font-weight="bold" style:font-size-asian="12pt" style:font-style-asian="normal" style:font-weight-asian="bold"/>
    </style:style>
    <style:style style:name="WW8Num10z0" style:family="text">
      <style:text-properties fo:font-size="12pt" fo:font-style="normal" style:text-underline-style="none" fo:font-weight="bold" style:font-size-asian="12pt" style:font-style-asian="normal" style:font-weight-asian="bold"/>
    </style:style>
    <style:style style:name="WW8Num10z1" style:family="text">
      <style:text-properties fo:font-weight="bold" style:font-weight-asian="bold"/>
    </style:style>
    <style:style style:name="WW8Num10z3" style:family="text">
      <style:text-properties style:font-name="Symbol" fo:font-size="12pt" fo:font-style="normal" style:text-underline-style="none" fo:font-weight="bold" style:font-size-asian="12pt" style:font-style-asian="normal" style:font-weight-asian="bold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 fo:font-size="12pt" fo:font-style="normal" style:text-underline-style="none" fo:font-weight="bold" style:font-size-asian="12pt" style:font-style-asian="normal" style:font-weight-asian="bold"/>
    </style:style>
    <style:style style:name="WW8Num12z1" style:family="text">
      <style:text-properties fo:font-weight="bold" style:font-weight-asian="bold"/>
    </style:style>
    <style:style style:name="WW8Num12z2" style:family="text">
      <style:text-properties fo:font-size="12pt" fo:font-style="normal" style:text-underline-style="none" fo:font-weight="bold" style:font-size-asian="12pt" style:font-style-asian="normal" style:font-weight-asian="bold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0.889cm" fo:margin-left="1.524cm"/>
        </style:list-level-properties>
      </text:list-level-style-number>
      <text:list-level-style-bullet text:level="4" text:style-name="WW8Num1z3" style:num-suffix="." text:bullet-char="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0.889cm" fo:margin-left="1.524cm"/>
        </style:list-level-properties>
      </text:list-level-style-number>
      <text:list-level-style-bullet text:level="4" text:style-name="WW8Num3z3" style:num-suffix="." text:bullet-char="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text:list-tab-stop-position="1.588cm" fo:text-indent="-0.889cm" fo:margin-left="1.20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23cm" fo:text-indent="-1.143cm" fo:margin-left="2.09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0.889cm" fo:margin-left="1.52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23cm" fo:text-indent="-1.143cm" fo:margin-left="2.09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bullet text:level="3" text:style-name="WW8Num9z2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text:style-name="WW8Num10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0.889cm" fo:margin-left="1.524cm"/>
        </style:list-level-properties>
      </text:list-level-style-number>
      <text:list-level-style-bullet text:level="4" text:style-name="WW8Num10z3" style:num-suffix="." text:bullet-char="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0.889cm" fo:margin-left="1.52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23cm" fo:text-indent="-1.143cm" fo:margin-left="2.09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СРОЧНЫЙ ТРУДОВОЙ ДОГОВОР</dc:title>
    <meta:initial-creator>Mарина</meta:initial-creator>
    <meta:creation-date>2014-01-17T15:38:00</meta:creation-date>
    <dc:date>2014-09-16T11:39:23.95</dc:date>
    <meta:print-date>2014-09-02T09:03:00</meta:print-date>
    <meta:editing-cycles>46</meta:editing-cycles>
    <meta:editing-duration>PT1H41M22S</meta:editing-duration>
    <meta:generator>OpenOffice.org/3.3$Win32 OpenOffice.org_project/330m20$Build-9567</meta:generator>
    <meta:document-statistic meta:table-count="1" meta:image-count="0" meta:object-count="0" meta:page-count="2" meta:paragraph-count="67" meta:word-count="684" meta:character-count="5936"/>
  </office:meta>
</office:document-meta>
</file>